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2b8a54" officeooo:paragraph-rsid="0012c865" style:font-size-asian="12pt" style:font-size-complex="12pt"/>
    </style:style>
    <style:style style:name="P2" style:family="paragraph" style:parent-style-name="Standard">
      <style:text-properties fo:font-style="normal" fo:font-weight="normal" officeooo:rsid="00bc5286" officeooo:paragraph-rsid="0012c865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baba40" officeooo:paragraph-rsid="0012c865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bb28cd" officeooo:paragraph-rsid="0012c86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bb973d" officeooo:paragraph-rsid="0012c86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bc3d51" officeooo:paragraph-rsid="0012c86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be12ce" officeooo:paragraph-rsid="0012c86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baba40" officeooo:paragraph-rsid="0012c865"/>
    </style:style>
    <style:style style:name="P9" style:family="paragraph" style:parent-style-name="Standard">
      <style:text-properties style:font-name="Liberation Serif" fo:font-style="italic" fo:font-weight="normal" officeooo:rsid="00bc5286" officeooo:paragraph-rsid="0012c86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be12ce" officeooo:paragraph-rsid="0012c865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margin-top="0in" fo:margin-bottom="0in" loext:contextual-spacing="true" fo:text-align="start" style:justify-single-word="false"/>
      <style:text-properties fo:font-variant="normal" fo:text-transform="none" fo:color="#252525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294f0e" officeooo:paragraph-rsid="0012c865" style:text-blinking="fals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64184b"/>
    </style:style>
    <style:style style:name="T2" style:family="text">
      <style:text-properties style:font-style-asian="normal" style:font-weight-asian="normal" style:font-style-complex="normal" style:font-weight-complex="normal"/>
    </style:style>
    <style:style style:name="T3" style:family="text">
      <style:text-properties officeooo:rsid="0026c722" style:font-style-asian="normal" style:font-weight-asian="normal" style:font-style-complex="normal" style:font-weight-complex="normal"/>
    </style:style>
    <style:style style:name="T4" style:family="text">
      <style:text-properties officeooo:rsid="00be12ce"/>
    </style:style>
    <style:style style:name="T5" style:family="text">
      <style:text-properties officeooo:rsid="0182a56d"/>
    </style:style>
    <style:style style:name="T6" style:family="text">
      <style:text-properties officeooo:rsid="039793d8"/>
    </style:style>
    <style:style style:name="T7" style:family="text">
      <style:text-properties officeooo:rsid="0263c99a"/>
    </style:style>
    <style:style style:name="T8" style:family="text">
      <style:text-properties officeooo:rsid="007a4c4d"/>
    </style:style>
    <style:style style:name="T9" style:family="text">
      <style:text-properties officeooo:rsid="00bc52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11"/>
      <text:p text:style-name="P8"><text:span text:style-name="T2">Когда Брежнев умер, </text:span><text:span text:style-name="T3">то </text:span><text:span text:style-name="T2">его нехорошо похоронили. </text:span></text:p>
      <text:p text:style-name="P3">Два мужика в чёрно-траурных нарукавных повязках просто сбросили гроб в яму у Кремлёвской стены. </text:p>
      <text:p text:style-name="P3">Кто смотрел церемонию без урезок для программы «Время», были просто шокированы.</text:p>
      <text:p text:style-name="P3">Кончина Лёни с его причмокиванием, любовью к блестящим орденам и троекратным поцелуям, явилась испытанием для советского народонаселения. </text:p>
      <text:p text:style-name="P3">За почти двадцать лет, люди при нём втянулись жить пусть худо и бедно, но без сталинских массовых репрессий, и без расстрела голодных бунтов воинскими частями, как при Хрущёве.</text:p>
      <text:p text:style-name="P3"/>
      <text:p text:style-name="P3">Выйдя из бани поздним вечером четверга, я воочию увидел как растеряны люди, как сбиваются поплотнее и озираются в поисках пастыря.</text:p>
      <text:p text:style-name="P3">А на Декабристов 13, вроде и со смехом, но всерьёз отгораживались от неведомого грядущего <text:span text:style-name="T4">стеной </text:span>бумажны<text:span text:style-name="T4">х</text:span> грамот, которыми награждались члены семьи на протяжении её существования.</text:p>
      <text:p text:style-name="P3">Пришпиленные вплотную друг к дружке, грамоты тянулись в одну шеренгу вдоль рейки прибитой над клеёнкой, что заменяла кафель на стене. </text:p>
      <text:p text:style-name="P3">Я и не представлял, что так их много: от буфета рядом с окном и аж до рукомойника у двери на веранду. </text:p>
      <text:p text:style-name="P3">Когда-то их получали за отличную учёбу <text:span text:style-name="T5">в</text:span> третьем классе, за второе место в шашечном турнире пионерлагеря, за участие в самодеятельности, а теперь вот служат охранительным частоколом. </text:p>
      <text:p text:style-name="P4">Сказать тут нечего, можно лишь пожать плечами.</text:p>
      <text:p text:style-name="P3"/>
      <text:p text:style-name="P4">После Брежнева пошла чехарда мумий, которые приходили к власти на три-четыре месяца, а потом населению опять приходилось на три дня выключать телевизор, потому что там ничего не показывали, кроме тягучей камерной музыки, а программа «Время» зачитывала телеграммы с соболезнованиями от братских партий и международных лидеров. </text:p>
      <text:p text:style-name="P4">На то он и траур.</text:p>
      <text:p text:style-name="P4"/>
      <text:p text:style-name="P4">Но вот, после очередных похорон, у кормила власти встал Горбачёв — вполне ещё средних лет, хотя и с непонятным пятном на лысине.</text:p>
      <text:p text:style-name="P4">Он начал говорить об ускорении и перестройке, с украинским прононсом выговаривая звук «г». </text:p>
      <text:p text:style-name="P4">Ну, говорит, пусть говорит — кому мешает?</text:p>
      <text:p text:style-name="P4">Однако, в тот год до которого я дошёл в этом моём письме к тебе, он издал указ с длинным названием, а короче ввёл сухой закон. </text:p>
      <text:p text:style-name="P4">Это сразу показало, что Джона Милля он в жизни не читал.</text:p>
      <text:p text:style-name="P4">У того чёрным по белому сказано — подобные меры принимают лишь те правительства, которые свой народ считают малолетней бестолочью. </text:p>
      <text:p text:style-name="P4">Типа, задвинуть засов на двери и сказать:</text:p>
      <text:p text:style-name="P4">- Сегодня ты никуда не пойдёшь.</text:p>
      <text:p text:style-name="P4"/>
      <text:p text:style-name="P4">Такого я стерпеть не мог и в день вступления закона в силу сошёл с «чаечки» у гастронома <text:span text:style-name="T6">Н</text:span>а Семи Ветрах. Там я купил бутылку вина и выжрал из горл<text:span text:style-name="T7">á,</text:span> не выходя на улицу. </text:p>
      <text:p text:style-name="P5">Так выражался мой знак протеста.</text:p>
      <text:p text:style-name="P5"><text:span text:style-name="T7">Какая-то</text:span> из продавщиц начала <text:span text:style-name="T7">возникать</text:span>, что<text:span text:style-name="T7">бы хватали меня</text:span> <text:span text:style-name="T7">и поскорей звонили бы в милицию, </text:span>но в очереди не нашлось исполнителя верноподданн<text:span text:style-name="T7">ого</text:span> проект<text:span text:style-name="T6">а</text:span>. </text:p>
      <text:p text:style-name="P5">Пустую бутылку я аккуратно опустил в урну у входа в гастроном.</text:p>
      <text:p text:style-name="P5">С трамвайными пересадками я доехал в конец Посёлка, хоть это оказалось нелегко. После <text:soft-page-break/>обеда «Всесвитом» и без никакой закуси, вино плохо держалось в желудке. Мне с трудом удалось донести его на Декабристов 13, где и выбросил в помойное ведро на веранде.</text:p>
      <text:p text:style-name="P5">Моя мать, показавшись из кухни, испуганно закричала:</text:p>
      <text:p text:style-name="P5">- Коля! Он кровью рвёт!</text:p>
      <text:p text:style-name="P5">Отец мой тоже вышел, но почуяв знакомый дух, отмахнулся:</text:p>
      <text:p text:style-name="P5">- Какая кровь! Не видишь? <text:span text:style-name="T8">Налыгался как чувырло последнее.</text:span>..</text:p>
      <text:p text:style-name="P5">Я накрыл ведро крышкой, переобулся в домашники и <text:span text:style-name="T8">молча </text:span>прошёл, <text:span text:style-name="T6">чтобы</text:span> свалиться на диван, <text:span text:style-name="T8">и не варнякал, что среди чувырл передние ничем не лучше последних..</text:span>.</text:p>
      <text:p text:style-name="P5"/>
      <text:p text:style-name="P5"><text:span text:style-name="T5">До сухого закона</text:span> я выпивал очень даже умеренно. Обычно недельная доза алкоголя составляла две бутылки пива после бани, но Горбачёв <text:span text:style-name="T7">буквально</text:span> довёл меня своим указом до этого эксцесса.</text:p>
      <text:p text:style-name="P5"/>
      <text:p text:style-name="P5">Бесспорно, раз на раз не приходится, случались <text:span text:style-name="T7">более насыщенные </text:span><text:s/>недели, когда каменщики нашей бригады и мне уделяли вино из принéсенной в вагончик бутылки. </text:p>
      <text:p text:style-name="P5">Но приносили они не каждую неделю, да и делились не всегда.</text:p>
      <text:p text:style-name="P5"><text:span text:style-name="T7">А в</text:span>сё из-за принципа, с которым я вернулся из киевской командировки.</text:p>
      <text:p text:style-name="P5"/>
      <text:p text:style-name="P5">Там у меня случилась дискуссия с одним молодым прорабом. Мы рассматривали случай рабочего лежащего, <text:span text:style-name="T7">чисто </text:span>теоретически, на земле у недоконченной, <text:span text:style-name="T7">скажем,</text:span> траншеи.</text:p>
      <text:p text:style-name="P5">Прораб утверждал, что <text:s/>работяга <text:span text:style-name="T1">тот </text:span>ужрался в лоскуты <text:span text:style-name="T1">— это единственно возможная гипотеза</text:span>, <text:span text:style-name="T6">ну,</text:span> а я стоял на том, что <text:span text:style-name="T5">человеку</text:span> просто плохо стало и доказательство тому <text:span text:style-name="T1">— его</text:span> рабочая спецовка; <text:span text:style-name="T1">ведь </text:span>люди не пьют на работе. </text:p>
      <text:p text:style-name="P6"><text:span text:style-name="T1">Разумеется, я прекрасно </text:span><text:s/>знал, что <text:span text:style-name="T5">они </text:span>пь<text:span text:style-name="T5">ю</text:span>т где угодно и в чём попало, но <text:s/>в тот момент <text:span text:style-name="T1">меня зачем-то потянуло встать</text:span> на позиции идеализма. </text:p>
      <text:p text:style-name="P6">По возвращении в Конотоп, когда мне в бригаде предложили глотнуть винишка, я продолжал корчить из себя борца за идеал и заявил, что на работе не пью, хот<text:span text:style-name="T1">я</text:span> и хотелось.</text:p>
      <text:p text:style-name="P6">На это последовало резонное возражение, что вагончик не рабочее место.</text:p>
      <text:p text:style-name="P6">Пришлось подредактировать формулировку и <text:s/>моим принципом <text:span text:style-name="T1">стало — </text:span>«я не пью в рабочей одежде».</text:p>
      <text:p text:style-name="P6"><text:span text:style-name="T1">Тогда мне, в виде</text:span> компромисс<text:span text:style-name="T1">а,</text:span> <text:s/>предложили переодеться в чистое, бухнуть и снова одеть робу.</text:p>
      <text:p text:style-name="P6">Впоследствии процедура сократилась. Я просто раздевался до нижнего, делал пару вежливых глотков и опять натягивал спецуху.</text:p>
      <text:p text:style-name="P6"/>
      <text:p text:style-name="P6">В нашей бригаде к принципам относились уважительно и принимали меня даже в неглиже.</text:p>
      <text:p text:style-name="P6"><text:span text:style-name="T1">Вот т</text:span>олько крановщик Виталя взрывался и выходил из себя:</text:p>
      <text:p text:style-name="P6">- Чё ты ему оставляешь? Он же всех спалит.</text:p>
      <text:p text:style-name="P6">- Не, он не стукач.</text:p>
      <text:p text:style-name="P6">- А если мастер зайдёт, его в трусах увидит; не врубится, что бух<text:span text:style-name="T5">á</text:span>ем?</text:p>
      <text:p text:style-name="P6">Но крановщик не член бригады, а Виталя даже и не конотопчанин. Он на работу приезжает из Бахмача, а что бесится так это темперамент у него такой.</text:p>
      <text:p text:style-name="P6">Как-то в обед, после первой кружки, он начал строить смехуёчки:</text:p>
      <text:p text:style-name="P6">- Ну, чё ты влип в тот «Всесвит»? Иди и тебе налью. Но только не раздеваться. У меня тоже принципы.</text:p>
      <text:p text:style-name="P2">Он хохотал, весело блестел глазами, хватал бутылку четырёхпалой <text:span text:style-name="T6">кистью</text:span> и наливал себе и Кирпе.</text:p>
      <text:p text:style-name="P2"/>
      <text:p text:style-name="P2">Долг платежом красен.</text:p>
      <text:p text:style-name="P2">В обеденный перерыв следующего дня я взял в гастрономе бутылку «Золотой осени» и плитку шоколада. Виталя с Кирпой играли в вагончике в карты.</text:p>
      <text:p text:style-name="P2">Я не спеша разделся до трусов и начал подавать <text:span text:style-name="T1">коллегам </text:span><text:s/>возвышенный пример <text:soft-page-break/>сибаритского <text:span text:style-name="T1">отношения к</text:span> жизни, <text:span text:style-name="T1">отхлёбывая </text:span>понемногу <text:s/>из бутылки <text:span text:style-name="T1">за 1 руб. 28 коп., </text:span>вприкуску с дорогим шоколадом. </text:p>
      <text:p text:style-name="P9"/>
      <text:p text:style-name="P9"><text:span text:style-name="T5">(...э</text:span>то вовсе не месть была, а чистая педагогика...<text:span text:style-name="T5">)</text:span></text:p>
      <text:p text:style-name="P9"/>
      <text:p text:style-name="P2"><text:s/>Виталя долго сдерживался, но темперамент взял своё:</text:p>
      <text:p text:style-name="P2">- Блииин! Бормотуху с «Алёнкой»! <text:span text:style-name="T4">Во</text:span>, извращенец!</text:p>
      <text:p text:style-name="P7">Но это он, конечно же, из зависти — сам-то в жизни так не пробовал.</text:p>
      <text:p text:style-name="P7">И<text:span text:style-name="T9"> я невозмутимо допил </text:span>всю <text:span text:style-name="T9">бутылку, даже </text:span>и <text:span text:style-name="T9">Кирпе не оставил, который Витале вчера подхихикивал.</text:span></text:p>
      <text:p text:style-name="P7"/>
      <text:p text:style-name="P10"><text:span text:style-name="T5">(...х</text:span>отя порой закрадывается сомнение — точно ли это педагогика, или <text:span text:style-name="T1">всё же</text:span> мстительный эксгибиционизм?..<text:span text:style-name="T5">)</text:span></text:p>
      <text:p text:style-name="P10"/>
      <text:p text:style-name="P2">Но это исключительные случаи, а в основном я был непьющим, <text:span text:style-name="T1">пока не</text:span> грянул ука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04:50.685361006</meta:creation-date>
    <dc:date>2017-03-03T17:04:55.282383464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2" meta:word-count="1007" meta:character-count="6371" meta:non-whitespace-character-count="5393"/>
    <meta:generator>LibreOffice/4.3.3.2$Linux_x86 LibreOffice_project/430m0$Build-2</meta:generator>
  </office:meta>
</office:document-meta>
</file>